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Book Antiqua" svg:font-family="'Book Antiqua', 'Century Schoolbook L', Garamond, 'DejaVu Serif', 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3725" officeooo:paragraph-rsid="00053725"/>
    </style:style>
    <style:style style:name="P2" style:family="paragraph" style:parent-style-name="Standard">
      <style:text-properties officeooo:paragraph-rsid="00053725"/>
    </style:style>
    <style:style style:name="P3" style:family="paragraph" style:parent-style-name="Standard">
      <style:text-properties fo:color="#000000" style:font-name="Liberation Serif" fo:font-size="12pt" officeooo:paragraph-rsid="00053725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53725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053725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8" style:family="text">
      <style:text-properties fo:color="#000000" style:font-name="Liberation Serif" fo:font-size="12pt" style:font-size-asian="12pt" style:font-size-complex="12pt"/>
    </style:style>
    <style:style style:name="T9" style:family="text">
      <style:text-properties fo:color="#000000" style:font-name="Liberation Serif" fo:font-size="12pt" officeooo:rsid="00053725" style:font-size-asian="12pt" style:font-size-complex="12pt"/>
    </style:style>
    <style:style style:name="T10" style:family="text">
      <style:text-properties fo:color="#000000" style:font-name="Liberation Serif" fo:font-size="12pt" officeooo:rsid="00064740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a)</text:span><text:span text:style-name="T10">Enumeração Explicita x Implicita <text:s text:c="2"/>- <text:s/>enumeração explicita é uma técnica de força bruta,ou seja ele soluciona o problema mas nem sempre da a melhor solução,ja o algoritmo de enumeração implicita busca a solução mais eficiente possível.</text:span></text:p>
      <text:p text:style-name="P1"><text:span text:style-name="T8"/></text:p>
      <text:p text:style-name="P2"><text:span text:style-name="T9">b)Programação Dinamica - </text:span><text:span text:style-name="T5">Programação dinâmica</text:span><text:span text:style-name="T6"> </text:span><text:span text:style-name="T3">é um método para a construção de </text:span><text:span text:style-name="T7">algoritmos </text:span><text:span text:style-name="T3">para a resolução de problemas computacionais, em especial os de </text:span><text:a xlink:type="simple" xlink:href="https://pt.wikipedia.org/wiki/Otimização_combinatória" text:style-name="Internet_20_link" text:visited-style-name="Visited_20_Internet_20_Link"><text:span text:style-name="T7">otimização combinatória</text:span></text:a><text:span text:style-name="T3">.</text:span><text:span text:style-name="T4">Exemplo: Multiplicação de Matrizes.</text:span></text:p>
      <text:p text:style-name="P3"><text:span text:style-name="T2"/></text:p>
      <text:p text:style-name="P2"><text:span text:style-name="T9">c) Algoritmo guloso - </text:span><text:span text:style-name="T3">Um algoritmo guloso é</text:span><text:span text:style-name="q"><text:span text:style-name="T3">míope</text:span></text:span><text:span text:style-name="T3">: ele toma decisões com base nas informações disponíveis na iteração corrente, sem olhar as consequências que essas decisões terão no futuro. Um algoritmo guloso jamais se arrepende ou volta atrás: <text:s/>as escolhas que faz em cada iteração são </text:span><text:span text:style-name="T4">definitivas. Exemplo: Algoritmo de Prim.</text:span></text:p>
      <text:p text:style-name="P3"><text:span text:style-name="T2"/></text:p>
      <text:p text:style-name="P3"><text:span text:style-name="T2">d)backtraking - É</text:span><text:span text:style-name="T1"> um algoritmo genérico que busca, por força bruta, soluções possíveis para problemas computacionais (tipicamente problemas de satisfações à restrições).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Book Antiqua" svg:font-family="'Book Antiqua', 'Century Schoolbook L', Garamond, 'DejaVu Serif', serif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22:29:52.484602869</meta:creation-date>
    <dc:date>2018-06-26T22:45:08.249558193</dc:date>
    <meta:editing-duration>PT4M45S</meta:editing-duration>
    <meta:editing-cycles>1</meta:editing-cycles>
    <meta:document-statistic meta:table-count="0" meta:image-count="0" meta:object-count="0" meta:page-count="1" meta:paragraph-count="4" meta:word-count="137" meta:character-count="947" meta:non-whitespace-character-count="810"/>
    <meta:generator>LibreOffice/6.0.3.2$Linux_X86_64 LibreOffice_project/00m0$Build-2</meta:generator>
  </office:meta>
</office:document-meta>
</file>